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ime elapsed was 5852871ns or 0.005852871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elapsed was 6118786ns or 0.006118786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elapsed was 6144183ns or 0.006144183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elapsed was 5871873ns or 0.005871873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elapsed was 6591199ns or 0.006591199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elapsed was 6141188ns or 0.006141188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elapsed was 6571001ns or 0.006571001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elapsed was 6137680ns or 0.006137680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elapsed was 6123044ns or 0.006123044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elapsed was 5861718ns or 0.005861718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30T19:44:57.625260646</meta:creation-date>
    <dc:date>2019-12-30T19:47:45.373238636</dc:date>
    <meta:editing-duration>PT2M48S</meta:editing-duration>
    <meta:editing-cycles>1</meta:editing-cycles>
    <meta:document-statistic meta:table-count="1" meta:cell-count="10" meta:object-count="0"/>
    <meta:generator>LibreOffice/6.0.7.3$Linux_X86_64 LibreOffice_project/00m0$Build-3</meta:generator>
  </office:meta>
</office:document-meta>
</file>